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7.5.14</text:span></text:p>
      <text:p text:style-name="P4"/>
      <text:p text:style-name="P4"/>
      <text:p text:style-name="P6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200295</text:span></text:p>
      <text:p text:style-name="P8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9"/>
      <text:p text:style-name="Standard"><text:span text:style-name="T4">כתובת</text:span><text:span text:style-name="T1"> <text:s/>צבי גנות 6 ראשון לציון</text:span></text:p>
      <text:p text:style-name="P9"/>
      <text:p text:style-name="Standard"><text:span text:style-name="T4">טלפון</text:span><text:span text:style-name="T1"> <text:s text:c="141"/></text:span></text:p>
      <text:p text:style-name="P9"/>
      <text:p text:style-name="Standard"><text:span text:style-name="T4">המפתחות נמצאים</text:span><text:span text:style-name="T1"> <text:s text:c="3"/>פאנל כבאים קופסה אדומה (כניסה ראשית)</text:span></text:p>
      <text:p text:style-name="P4"/>
      <text:p text:style-name="Standard"><text:span text:style-name="T4">מיקום מפסק זרם ראשי</text:span><text:span text:style-name="T1"> <text:s/>פאנל כבאים מפלס כניסה ראשית. <text:s text:c="9"/></text:span></text:p>
      <text:p text:style-name="Standard"><text:span text:style-name="T1"><text:s text:c="156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Standard"><text:span text:style-name="T4">מפתח מעליות: <text:s text:c="2"/>קיים</text:span></text:p>
      <text:p text:style-name="P3"/>
      <text:p text:style-name="Standard"><text:span text:style-name="T4">מיקום ברזי כיבוי עיקריים "3</text:span><text:span text:style-name="T1"> <text:s text:c="3"/>סמוך לרחבת היערכות דרומית—חזית צפונית של המבנה</text:span></text:p>
      <text:p text:style-name="Standard"><text:span text:style-name="T1"><text:s text:c="54"/>גמל מים חזית מזרחית + ברזי הסנקה וסניקה.</text:span></text:p>
      <text:p text:style-name="Standard"><text:span text:style-name="T1"><text:s text:c="51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גז גפ"מ <text:s text:c="2"/>חצר דרומית +ברז גז ראשי סמוך לצובר <text:s text:c="2"/>קיים צינור ניקוז עליון ותחתון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+ מחסנים בקומת החניון </text:span><text:bookmark text:name="_GoBack"/></text:p>
          </table:table-cell>
        </table:table-row>
      </table:table>
      <text:p text:style-name="Standard"><text:span text:style-name="T1"><text:s text:c="528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חזית דרומית (אמישרגז)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קומת חניון 1-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ראשי ספרינקלרים נמצא בחדר משאבות קומת קרקע – מגוף שליטה נמצא בכול קומה ובציבורי בחניו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צובר גז חצר דרומית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ת קרקע כניסה חיצונית למבנ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+ מאגר מים נמצא בקומת קרקע <text:s/>כניסה חיצונית</text:span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2-01-05T11:00:00</meta:print-date>
    <meta:creation-date>2014-05-07T04:56:00</meta:creation-date>
    <dc:date>2014-05-07T05:14:00</dc:date>
    <meta:editing-duration>PT18S</meta:editing-duration>
    <meta:generator>OpenOffice/4.0.1$Win32 OpenOffice.org_project/401m5$Build-9714</meta:generator>
    <meta:document-statistic meta:table-count="6" meta:image-count="0" meta:object-count="0" meta:page-count="2" meta:paragraph-count="56" meta:word-count="221" meta:character-count="21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